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fo:background-color="#FFFFFF"/>
    </style:style>
    <style:style style:name="ce7" style:family="table-cell" style:parent-style-name="Default" style:data-style-name="N36">
      <style:table-cell-properties fo:background-color="#66FF66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.35466666666667cm"/>
    </style:style>
    <style:style style:name="co4" style:family="table-column">
      <style:table-column-properties fo:break-before="auto" style:column-width="4.4661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2">
            <text:p>Variable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inch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Used on</text:p>
          </table:table-cell>
          <table:table-cell table:number-columns-repeated="16379"/>
        </table:table-row>
        <table:table-row table:style-name="ro1">
          <table:table-cell office:value-type="string" table:number-columns-spanned="4" table:number-rows-spanned="1" table:style-name="ce4">
            <text:p>Servo Dimensions (Givens)</text:p>
          </table:table-cell>
          <table:covered-table-cell table:number-columns-repeated="3"/>
          <table:table-cell table:number-columns-repeated="16380" table:style-name="ce3"/>
        </table:table-row>
        <table:table-row table:style-name="ro1">
          <table:table-cell office:value-type="string" table:style-name="ce3">
            <text:p>h_s</text:p>
          </table:table-cell>
          <table:table-cell office:value-type="float" office:value="47.2" table:style-name="ce3">
            <text:p>47.2</text:p>
          </table:table-cell>
          <table:table-cell office:value-type="float" office:value="1.8582677165354333" table:formula="of:=[.B3]/25.4" table:style-name="ce5">
            <text:p>1.858</text:p>
          </table:table-cell>
          <table:table-cell office:value-type="string" table:style-name="ce2">
            <text:p>h<text:span text:style-name="T1">eight of<text:s/></text:span><text:span text:style-name="T1">s</text:span><text:span text:style-name="T1">ervo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h_b</text:p>
          </table:table-cell>
          <table:table-cell office:value-type="float" office:value="28" table:style-name="ce3">
            <text:p>28</text:p>
          </table:table-cell>
          <table:table-cell office:value-type="float" office:value="1.1023622047244095" table:formula="of:=[.B4]/25.4" table:style-name="ce5">
            <text:p>1.102</text:p>
          </table:table-cell>
          <table:table-cell office:value-type="string" table:style-name="ce2">
            <text:p>h<text:span text:style-name="T1">eight of<text:s/></text:span><text:span text:style-name="T1">b</text:span><text:span text:style-name="T1">racket for servo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l_sb</text:p>
          </table:table-cell>
          <table:table-cell office:value-type="float" office:value="40" table:style-name="ce3">
            <text:p>40</text:p>
          </table:table-cell>
          <table:table-cell office:value-type="float" office:value="1.5748031496062993" table:formula="of:=[.B5]/25.4" table:style-name="ce5">
            <text:p>1.575</text:p>
          </table:table-cell>
          <table:table-cell office:value-type="string" table:style-name="ce2">
            <text:p>l<text:span text:style-name="T1">ength of<text:s/></text:span><text:span text:style-name="T1">s</text:span><text:span text:style-name="T1">ervo<text:s/></text:span><text:span text:style-name="T1">b</text:span><text:span text:style-name="T1">ase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l_s</text:p>
          </table:table-cell>
          <table:table-cell office:value-type="float" office:value="54" table:style-name="ce3">
            <text:p>54</text:p>
          </table:table-cell>
          <table:table-cell office:value-type="float" office:value="2.1259842519685042" table:formula="of:=[.B6]/25.4" table:style-name="ce5">
            <text:p>2.126</text:p>
          </table:table-cell>
          <table:table-cell office:value-type="string" table:style-name="ce2">
            <text:p>l<text:span text:style-name="T1">ength of<text:s/></text:span><text:span text:style-name="T1">s</text:span><text:span text:style-name="T1">ervo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l_p</text:p>
          </table:table-cell>
          <table:table-cell office:value-type="float" office:value="36.6" table:style-name="ce3">
            <text:p>36.6</text:p>
          </table:table-cell>
          <table:table-cell office:value-type="float" office:value="1.4409448818897639" table:formula="of:=[.B7]/25.4" table:style-name="ce5">
            <text:p>1.441</text:p>
          </table:table-cell>
          <table:table-cell office:value-type="string" table:style-name="ce2">
            <text:p>l<text:span text:style-name="T1">ength to<text:s/></text:span><text:span text:style-name="T1">p</text:span><text:span text:style-name="T1">ivot</text:span></text:p>
          </table:table-cell>
          <table:table-cell office:value-type="string" table:style-name="ce3">
            <text:p>serv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_sw</text:p>
          </table:table-cell>
          <table:table-cell office:value-type="float" office:value="20" table:style-name="ce3">
            <text:p>20</text:p>
          </table:table-cell>
          <table:table-cell office:value-type="float" office:value="0.78740157480314965" table:formula="of:=[.B8]/25.4" table:style-name="ce5">
            <text:p>0.787</text:p>
          </table:table-cell>
          <table:table-cell office:value-type="string" table:style-name="ce2">
            <text:p>l<text:span text:style-name="T1">ength of<text:s/></text:span><text:span text:style-name="T1">s</text:span><text:span text:style-name="T1">ervo<text:s/></text:span><text:span text:style-name="T1">w</text:span><text:span text:style-name="T1">idth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h_tf</text:p>
          </table:table-cell>
          <table:table-cell office:value-type="float" office:value="38.799999999999997" table:style-name="ce3">
            <text:p>38.8</text:p>
          </table:table-cell>
          <table:table-cell office:value-type="float" office:value="1.5275590551181102" table:formula="of:=[.B9]/25.4" table:style-name="ce5">
            <text:p>1.528</text:p>
          </table:table-cell>
          <table:table-cell office:value-type="string" table:style-name="ce2">
            <text:p>h<text:span text:style-name="T1">eight of<text:s/></text:span><text:span text:style-name="T1">t</text:span><text:span text:style-name="T1">op<text:s/></text:span><text:span text:style-name="T1">f</text:span><text:span text:style-name="T1">ace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_k</text:p>
          </table:table-cell>
          <table:table-cell office:value-type="float" office:value="2.5" table:style-name="ce3">
            <text:p>2.5</text:p>
          </table:table-cell>
          <table:table-cell office:value-type="float" office:value="9.8425196850393706E-2" table:formula="of:=[.B10]/25.4" table:style-name="ce6">
            <text:p>0.098</text:p>
          </table:table-cell>
          <table:table-cell office:value-type="string" table:style-name="ce2">
            <text:p>t<text:span text:style-name="T1">hickness of<text:s/></text:span><text:span text:style-name="T1">k</text:span><text:span text:style-name="T1">nob<text:s/></text:span><text:span text:style-name="T1">h</text:span><text:span text:style-name="T1">older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d_smh</text:p>
          </table:table-cell>
          <table:table-cell office:value-type="float" office:value="3.8" table:style-name="ce3">
            <text:p>3.8</text:p>
          </table:table-cell>
          <table:table-cell office:value-type="float" office:value="0.14960629921259844" table:formula="of:=[.B11]/25.4" table:style-name="ce6">
            <text:p>0.150</text:p>
          </table:table-cell>
          <table:table-cell office:value-type="string" table:style-name="ce2">
            <text:p>d<text:span text:style-name="T1">iameter of<text:s/></text:span><text:span text:style-name="T1">s</text:span><text:span text:style-name="T1">ervo<text:s/></text:span><text:span text:style-name="T1">m</text:span><text:span text:style-name="T1">ounting<text:s/></text:span><text:span text:style-name="T1">h</text:span><text:span text:style-name="T1">oles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l_bsh</text:p>
          </table:table-cell>
          <table:table-cell office:value-type="float" office:value="10" table:style-name="ce3">
            <text:p>10</text:p>
          </table:table-cell>
          <table:table-cell office:value-type="float" office:value="0.39370078740157483" table:formula="of:=[.B12]/25.4" table:style-name="ce6">
            <text:p>0.394</text:p>
          </table:table-cell>
          <table:table-cell office:value-type="string" table:style-name="ce3">
            <text:p><text:span text:style-name="T2">l</text:span><text:span text:style-name="T1">ength<text:s/></text:span><text:span text:style-name="T2">b</text:span><text:span text:style-name="T1">etween<text:s/></text:span><text:span text:style-name="T2">s</text:span><text:span text:style-name="T1">ervo<text:s/></text:span><text:span text:style-name="T2">h</text:span><text:span text:style-name="T1">oles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l_shte</text:p>
          </table:table-cell>
          <table:table-cell office:value-type="float" office:value="2.6" table:style-name="ce3">
            <text:p>2.6</text:p>
          </table:table-cell>
          <table:table-cell office:value-type="float" office:value="0.10236220472440946" table:formula="of:=[.B13]/25.4" table:style-name="ce6">
            <text:p>0.102</text:p>
          </table:table-cell>
          <table:table-cell office:value-type="string" table:style-name="ce2">
            <text:p>l<text:span text:style-name="T1">ength from<text:s/></text:span><text:span text:style-name="T1">s</text:span><text:span text:style-name="T1">ervo mounting<text:s/></text:span><text:span text:style-name="T1">h</text:span><text:span text:style-name="T1">oles<text:s/></text:span><text:span text:style-name="T1">t</text:span><text:span text:style-name="T1">o<text:s/></text:span><text:span text:style-name="T1">e</text:span><text:span text:style-name="T1">dge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_cx</text:p>
          </table:table-cell>
          <table:table-cell office:value-type="float" office:value="6.8" table:style-name="ce3">
            <text:p>6.8</text:p>
          </table:table-cell>
          <table:table-cell office:value-type="float" office:value="0.26771653543307089" table:formula="of:=[.B14]/25.4" table:style-name="ce6">
            <text:p>0.268</text:p>
          </table:table-cell>
          <table:table-cell office:value-type="string" table:style-name="ce2">
            <text:p>t<text:span text:style-name="T1">hickness of<text:s/></text:span><text:span text:style-name="T1">c</text:span><text:span text:style-name="T1">ord in<text:s/></text:span><text:span text:style-name="T1">x</text:span><text:span text:style-name="T1">-direction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_cy</text:p>
          </table:table-cell>
          <table:table-cell office:value-type="float" office:value="3.9" table:style-name="ce3">
            <text:p>3.9</text:p>
          </table:table-cell>
          <table:table-cell office:value-type="float" office:value="0.15354330708661418" table:formula="of:=[.B15]/25.4" table:style-name="ce6">
            <text:p>0.154</text:p>
          </table:table-cell>
          <table:table-cell office:value-type="string" table:style-name="ce2">
            <text:p>t<text:span text:style-name="T1">hickness of<text:s/></text:span><text:span text:style-name="T1">c</text:span><text:span text:style-name="T1">ord in<text:s/></text:span><text:span text:style-name="T1">y</text:span><text:span text:style-name="T1">-direction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c_tfsb</text:p>
          </table:table-cell>
          <table:table-cell office:value-type="float" office:value="7.4" table:style-name="ce3">
            <text:p>7.4</text:p>
          </table:table-cell>
          <table:table-cell office:value-type="float" office:value="0.29133858267716539" table:formula="of:=[.B16]/25.4" table:style-name="ce6">
            <text:p>0.291</text:p>
          </table:table-cell>
          <table:table-cell office:value-type="string" table:style-name="ce2">
            <text:p>c<text:span text:style-name="T1">ord<text:s/></text:span><text:span text:style-name="T1">t</text:span><text:span text:style-name="T1">op<text:s/></text:span><text:span text:style-name="T1">f</text:span><text:span text:style-name="T1">ace to<text:s/></text:span><text:span text:style-name="T1">s</text:span><text:span text:style-name="T1">ervo<text:s/></text:span><text:span text:style-name="T1">b</text:span><text:span text:style-name="T1">ase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Design Dimensions</text:p>
          </table:table-cell>
          <table:table-cell table:style-name="ce3"/>
          <table:table-cell table:style-name="ce6"/>
          <table:table-cell table:style-name="ce2"/>
          <table:table-cell table:number-columns-repeated="16380" table:style-name="ce3"/>
        </table:table-row>
        <table:table-row table:style-name="ro1">
          <table:table-cell office:value-type="string" table:number-columns-spanned="4" table:number-rows-spanned="1" table:style-name="ce4">
            <text:p>Design Dimensions</text:p>
          </table:table-cell>
          <table:covered-table-cell table:number-columns-repeated="3"/>
          <table:table-cell table:number-columns-repeated="16380" table:style-name="ce3"/>
        </table:table-row>
        <table:table-row table:style-name="ro1">
          <table:table-cell office:value-type="string" table:style-name="ce3">
            <text:p>t_s</text:p>
          </table:table-cell>
          <table:table-cell table:style-name="ce3"/>
          <table:table-cell office:value-type="float" office:value="0.188" table:style-name="ce5">
            <text:p>0.188</text:p>
          </table:table-cell>
          <table:table-cell office:value-type="string" table:style-name="ce3">
            <text:p><text:span text:style-name="T2">t</text:span><text:span text:style-name="T1">hickness of<text:s/></text:span><text:span text:style-name="T2">s</text:span><text:span text:style-name="T1">tem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L_L</text:p>
          </table:table-cell>
          <table:table-cell table:style-name="ce3"/>
          <table:table-cell office:value-type="float" office:value="3" table:style-name="ce5">
            <text:p>3.000</text:p>
          </table:table-cell>
          <table:table-cell office:value-type="string" table:style-name="ce2">
            <text:p>l<text:span text:style-name="T1">ength of<text:s/></text:span><text:span text:style-name="T1">l</text:span><text:span text:style-name="T1">ug</text:span></text:p>
          </table:table-cell>
          <table:table-cell table:style-name="ce3"/>
          <table:table-cell office:value-type="float" office:value="1.3999999999999999E-2" table:formula="of:=0.093-0.079" table:style-name="ce3">
            <text:p>0.01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_tr</text:p>
          </table:table-cell>
          <table:table-cell table:style-name="ce3"/>
          <table:table-cell office:value-type="float" office:value="3" table:style-name="ce5">
            <text:p>3.000</text:p>
          </table:table-cell>
          <table:table-cell office:value-type="string" table:style-name="ce2">
            <text:p>l<text:span text:style-name="T1">ength of<text:s/></text:span><text:span text:style-name="T1">t</text:span><text:span text:style-name="T1">ravel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d_r</text:p>
          </table:table-cell>
          <table:table-cell office:value-type="string" table:style-name="ce3">
            <text:p>(2.2)</text:p>
          </table:table-cell>
          <table:table-cell office:value-type="float" office:value="9.1999999999999998E-2" table:style-name="ce5">
            <text:p>0.092</text:p>
          </table:table-cell>
          <table:table-cell office:value-type="string" table:style-name="ce2">
            <text:p>d<text:span text:style-name="T1">iameter of<text:s/></text:span><text:span text:style-name="T1">r</text:span><text:span text:style-name="T1">od (hole)</text:span></text:p>
          </table:table-cell>
          <table:table-cell office:value-type="string" table:style-name="ce3">
            <text:p>Nominally .087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h_r</text:p>
          </table:table-cell>
          <table:table-cell table:style-name="ce3"/>
          <table:table-cell office:value-type="float" office:value="1.8582677165354333" table:formula="of:=[.C3]" table:style-name="ce5">
            <text:p>1.858</text:p>
          </table:table-cell>
          <table:table-cell office:value-type="string" table:style-name="ce2">
            <text:p>h<text:span text:style-name="T1">eight of<text:s/></text:span><text:span text:style-name="T1">r</text:span><text:span text:style-name="T1">od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d_l</text:p>
          </table:table-cell>
          <table:table-cell table:style-name="ce3"/>
          <table:table-cell office:value-type="float" office:value="0.75" table:style-name="ce5">
            <text:p>0.750</text:p>
          </table:table-cell>
          <table:table-cell office:value-type="string" table:style-name="ce2">
            <text:p>d<text:span text:style-name="T1">iameter of<text:s/></text:span><text:span text:style-name="T1">l</text:span><text:span text:style-name="T1">ug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c</text:p>
          </table:table-cell>
          <table:table-cell table:style-name="ce3"/>
          <table:table-cell office:value-type="float" office:value="0.1" table:style-name="ce5">
            <text:p>0.100</text:p>
          </table:table-cell>
          <table:table-cell office:value-type="string" table:style-name="ce2">
            <text:p>c<text:span text:style-name="T1">learance (for rubber band between rod and lug cutout)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p</text:p>
          </table:table-cell>
          <table:table-cell table:style-name="ce3"/>
          <table:table-cell office:value-type="float" office:value="0.2" table:style-name="ce5">
            <text:p>0.200</text:p>
          </table:table-cell>
          <table:table-cell office:value-type="string" table:style-name="ce3">
            <text:p><text:span text:style-name="T2">p</text:span><text:span text:style-name="T1">adding (generic padding used on several design features for sizing between feature and edges)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_b</text:p>
          </table:table-cell>
          <table:table-cell table:style-name="ce3"/>
          <table:table-cell office:value-type="float" office:value="0.125" table:style-name="ce5">
            <text:p>0.125</text:p>
          </table:table-cell>
          <table:table-cell office:value-type="string" table:style-name="ce2">
            <text:p>t<text:span text:style-name="T1">hickness of<text:s/></text:span><text:span text:style-name="T1">b</text:span><text:span text:style-name="T1">ase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l_rl</text:p>
          </table:table-cell>
          <table:table-cell table:style-name="ce3"/>
          <table:table-cell office:value-type="float" office:value="0.31496062992125989" table:formula="of:=1/5*[.C5]" table:style-name="ce7">
            <text:p>0.315</text:p>
          </table:table-cell>
          <table:table-cell office:value-type="string" table:style-name="ce2">
            <text:p>r<text:span text:style-name="T1">amp<text:s/></text:span><text:span text:style-name="T1">l</text:span><text:span text:style-name="T1">ength</text:span></text:p>
          </table:table-cell>
          <table:table-cell office:value-type="string" table:style-name="ce3">
            <text:p>(not sure what this one is)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l_rh</text:p>
          </table:table-cell>
          <table:table-cell table:style-name="ce3"/>
          <table:table-cell office:value-type="float" office:value="0.10892388451443566" table:formula="of:=1/3*([.C9]-[.C4]-[.C10])" table:style-name="ce7">
            <text:p>0.109</text:p>
          </table:table-cell>
          <table:table-cell office:value-type="string" table:style-name="ce2">
            <text:p>r<text:span text:style-name="T1">amp<text:s/></text:span><text:span text:style-name="T1">h</text:span><text:span text:style-name="T1">eight</text:span></text:p>
          </table:table-cell>
          <table:table-cell office:value-type="string" table:style-name="ce3">
            <text:p>(not sure what this one is)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d_st1</text:p>
          </table:table-cell>
          <table:table-cell table:style-name="ce3"/>
          <table:table-cell office:value-type="float" office:value="0.39370078740157483" table:formula="of:=0.5*[.C31]" table:style-name="ce7">
            <text:p>0.394</text:p>
          </table:table-cell>
          <table:table-cell office:value-type="string" table:style-name="ce2">
            <text:p>d<text:span text:style-name="T1">iameter of<text:s/></text:span><text:span text:style-name="T1">s</text:span><text:span text:style-name="T1">ervo<text:s/></text:span><text:span text:style-name="T1">t</text:span><text:span text:style-name="T1">op<text:s/></text:span><text:span text:style-name="T1">1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d_st2</text:p>
          </table:table-cell>
          <table:table-cell table:style-name="ce3"/>
          <table:table-cell office:value-type="float" office:value="0.78740157480314965" table:formula="of:=1/2*[.C5]" table:style-name="ce7">
            <text:p>0.787</text:p>
          </table:table-cell>
          <table:table-cell office:value-type="string" table:style-name="ce2">
            <text:p>d<text:span text:style-name="T1">iameter of<text:s/></text:span><text:span text:style-name="T1">s</text:span><text:span text:style-name="T1">ervo<text:s/></text:span><text:span text:style-name="T1">t</text:span><text:span text:style-name="T1">op<text:s/></text:span><text:span text:style-name="T1">2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_t</text:p>
          </table:table-cell>
          <table:table-cell table:style-name="ce3"/>
          <table:table-cell office:value-type="float" office:value="9.8425196850393706E-2" table:formula="of:=[.C10]" table:style-name="ce7">
            <text:p>0.098</text:p>
          </table:table-cell>
          <table:table-cell office:value-type="string" table:style-name="ce2">
            <text:p>t<text:span text:style-name="T1">hickness of<text:s/></text:span><text:span text:style-name="T1">t</text:span><text:span text:style-name="T1">op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w_rb</text:p>
          </table:table-cell>
          <table:table-cell table:style-name="ce3"/>
          <table:table-cell office:value-type="float" office:value="0.5" table:style-name="ce5">
            <text:p>0.500</text:p>
          </table:table-cell>
          <table:table-cell office:value-type="string" table:style-name="ce3">
            <text:p><text:span text:style-name="T2">w</text:span><text:span text:style-name="T1">idth of<text:s/></text:span><text:span text:style-name="T2">r</text:span><text:span text:style-name="T1">idge<text:s/></text:span><text:span text:style-name="T2">b</text:span><text:span text:style-name="T1">ase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_br</text:p>
          </table:table-cell>
          <table:table-cell table:style-name="ce3"/>
          <table:table-cell office:value-type="float" office:value="0" table:formula="of:=[.B34]/25.4" table:style-name="ce5">
            <text:p>0.000</text:p>
          </table:table-cell>
          <table:table-cell office:value-type="string" table:style-name="ce3">
            <text:p><text:span text:style-name="T2">t</text:span><text:span text:style-name="T1">hickness of<text:s/></text:span><text:span text:style-name="T2">b</text:span><text:span text:style-name="T1">racket</text:span></text:p>
          </table:table-cell>
          <table:table-cell office:value-type="string" table:style-name="ce3">
            <text:p>says it's equal to t_rb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_rod</text:p>
          </table:table-cell>
          <table:table-cell table:style-name="ce3"/>
          <table:table-cell office:value-type="float" office:value="1.7320508075688774" table:formula="of:=1/2*[.C21]/SIN(60*PI()/180)" table:style-name="ce7">
            <text:p>1.732</text:p>
          </table:table-cell>
          <table:table-cell office:value-type="string" table:style-name="ce3">
            <text:p>max<text:s/><text:span text:style-name="T2">l</text:span><text:span text:style-name="T1">ength of linkage (</text:span><text:span text:style-name="T2">r</text:span><text:span text:style-name="T1">od)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L_SA</text:p>
          </table:table-cell>
          <table:table-cell table:style-name="ce3"/>
          <table:table-cell office:value-type="float" office:value="0.86602540378443893" table:formula="of:=[.C35]*COS(60*PI()/180)" table:style-name="ce7">
            <text:p>0.866</text:p>
          </table:table-cell>
          <table:table-cell office:value-type="string" table:style-name="ce2">
            <text:p>l<text:span text:style-name="T1">ength of<text:s/></text:span><text:span text:style-name="T1">s</text:span><text:span text:style-name="T1">ervo pivot point to line of<text:s/></text:span><text:span text:style-name="T1">a</text:span><text:span text:style-name="T1">ction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p_r</text:p>
          </table:table-cell>
          <table:table-cell table:style-name="ce3"/>
          <table:table-cell office:value-type="float" office:value="0.2" table:style-name="ce5">
            <text:p>0.200</text:p>
          </table:table-cell>
          <table:table-cell office:value-type="string" table:style-name="ce2">
            <text:p>p<text:span text:style-name="T1">adding on<text:s/></text:span><text:span text:style-name="T1">r</text:span><text:span text:style-name="T1">od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p_sb</text:p>
          </table:table-cell>
          <table:table-cell table:style-name="ce3"/>
          <table:table-cell office:value-type="float" office:value="0.02" table:style-name="ce5">
            <text:p>0.020</text:p>
          </table:table-cell>
          <table:table-cell office:value-type="string" table:style-name="ce2">
            <text:p>p<text:span text:style-name="T1">adding on<text:s/></text:span><text:span text:style-name="T1">s</text:span><text:span text:style-name="T1">ervo<text:s/></text:span><text:span text:style-name="T1">b</text:span><text:span text:style-name="T1">racket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d_bsh</text:p>
          </table:table-cell>
          <table:table-cell office:value-type="float" office:value="2" table:style-name="ce3">
            <text:p>2</text:p>
          </table:table-cell>
          <table:table-cell office:value-type="float" office:value="7.874015748031496E-2" table:formula="of:=[.B39]/25.4" table:style-name="ce5">
            <text:p>0.079</text:p>
          </table:table-cell>
          <table:table-cell office:value-type="string" table:style-name="ce3">
            <text:p><text:span text:style-name="T2">d</text:span><text:span text:style-name="T1">iameter of<text:s/></text:span><text:span text:style-name="T2">b</text:span><text:span text:style-name="T1">racket<text:s/></text:span><text:span text:style-name="T2">s</text:span><text:span text:style-name="T1">ervo<text:s/></text:span><text:span text:style-name="T2">h</text:span><text:span text:style-name="T1">ole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d_rod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8.6614173228346469E-2" table:formula="of:=[.B40]/25.4" table:style-name="ce5">
            <text:p>0.087</text:p>
          </table:table-cell>
          <table:table-cell office:value-type="string" table:style-name="ce2">
            <text:p>d<text:span text:style-name="T1">iameter of<text:s/></text:span><text:span text:style-name="T1">r</text:span><text:span text:style-name="T1">od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_link</text:p>
          </table:table-cell>
          <table:table-cell table:style-name="ce3"/>
          <table:table-cell office:value-type="float" office:value="0.1" table:style-name="ce5">
            <text:p>0.100</text:p>
          </table:table-cell>
          <table:table-cell office:value-type="string" table:style-name="ce2">
            <text:p>t<text:span text:style-name="T1">hickness of main portion of<text:s/></text:span><text:span text:style-name="T1">l</text:span><text:span text:style-name="T1">ink</text:span>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_clevis</text:p>
          </table:table-cell>
          <table:table-cell table:style-name="ce3"/>
          <table:table-cell office:value-type="float" office:value="7.0000000000000007E-2" table:style-name="ce5">
            <text:p>0.070</text:p>
          </table:table-cell>
          <table:table-cell office:value-type="string" table:style-name="ce3">
            <text:p><text:span text:style-name="T2">t</text:span><text:span text:style-name="T1">hickness of<text:s/></text:span><text:span text:style-name="T2">clevis</text:span><text:span text:style-name="T1"><text:s/>on link</text:span></text:p>
          </table:table-cell>
          <table:table-cell table:number-columns-repeated="16380" table:style-name="ce3"/>
        </table:table-row>
        <table:table-row table:number-rows-repeated="2" table:style-name="ro1">
          <table:table-cell table:number-columns-repeated="2" table:style-name="ce3"/>
          <table:table-cell table:style-name="ce5"/>
          <table:table-cell table:style-name="ce2"/>
          <table:table-cell table:number-columns-repeated="16380" table:style-name="ce3"/>
        </table:table-row>
        <table:table-row table:style-name="ro1">
          <table:table-cell table:style-name="ce3"/>
          <table:table-cell office:value-type="float" office:value="300" table:style-name="ce3">
            <text:p>300</text:p>
          </table:table-cell>
          <table:table-cell office:value-type="float" office:value="11.811023622047244" table:formula="of:=[.B45]/25.4" table:style-name="ce5">
            <text:p>11.811</text:p>
          </table:table-cell>
          <table:table-cell table:number-columns-repeated="16381" table:style-name="ce3"/>
        </table:table-row>
        <table:table-row table:number-rows-repeated="3" table:style-name="ro1">
          <table:table-cell table:number-columns-repeated="2" table:style-name="ce3"/>
          <table:table-cell table:style-name="ce5"/>
          <table:table-cell table:number-columns-repeated="16381" table:style-name="ce3"/>
        </table:table-row>
        <table:table-row table:number-rows-repeated="14" table:style-name="ro1">
          <table:table-cell table:number-columns-repeated="2"/>
          <table:table-cell table:style-name="ce5"/>
          <table:table-cell table:number-columns-repeated="16381"/>
        </table:table-row>
        <table:table-row table:number-rows-repeated="1048514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Kevin Nufer</meta:initial-creator>
    <dc:creator>Nufer PC</dc:creator>
    <meta:creation-date>2017-07-15T14:17:33Z</meta:creation-date>
    <dc:date>2017-10-20T01:49:29Z</dc:date>
    <meta:editing-cycles>8</meta:editing-cycles>
    <meta:editing-duration>PT220390S</meta:editing-duration>
  </office:meta>
</office:document-meta>
</file>